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6" style:family="text">
      <style:text-properties style:text-line-through-style="none" style:text-line-through-type="none" style:font-name="Liberation Sans" style:text-underline-style="none" officeooo:rsid="0673d7fc"/>
    </style:style>
    <style:style style:name="T277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9" style:family="text">
      <style:text-properties style:text-line-through-style="none" style:text-line-through-type="none" style:font-name="Liberation Sans" style:text-underline-style="none" officeooo:rsid="0b0f3a36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language="en" fo:country="GB"/>
    </style:style>
    <style:style style:name="T28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4" style:family="text">
      <style:text-properties fo:language="en" fo:country="GB" officeooo:rsid="0f28d107"/>
    </style:style>
    <style:style style:name="T28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language="en" fo:country="GB" officeooo:rsid="0fed6741"/>
    </style:style>
    <style:style style:name="T287" style:family="text">
      <style:text-properties style:font-name="Liberation Mono" fo:font-size="11pt" style:font-size-asian="11pt" style:font-size-complex="11pt"/>
    </style:style>
    <style:style style:name="T288" style:family="text">
      <style:text-properties style:font-name="Liberation Mono" fo:font-size="8pt" style:font-size-asian="8pt" style:font-size-complex="8pt" loext:padding="0.049cm" loext:border="0.31pt solid #000000"/>
    </style:style>
    <style:style style:name="T28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90" style:family="text">
      <style:text-properties officeooo:rsid="102b859b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officeooo:rsid="1035cc54" style:font-weight-asian="bold" style:font-weight-complex="bold"/>
    </style:style>
    <style:style style:name="T293" style:family="text">
      <style:text-properties fo:font-weight="bold" officeooo:rsid="103b85c2" style:font-weight-asian="bold" style:font-weight-complex="bold"/>
    </style:style>
    <style:style style:name="T294" style:family="text">
      <style:text-properties officeooo:rsid="1035cc54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72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T210"><text:s/></text:span><text:span text:style-name="T213">LTS</text:span><text:span text:style-name="T211"><text:note text:id="ftn1" text:note-class="footnote"><text:note-citation>1</text:note-citation><text:note-body><text:p text:style-name="P37"><text:span text:style-name="T196">L</text:span><text:span text:style-name="T197">TS stands for Long-Term Support, and this </text:span><text:span text:style-name="T204">June</text:span><text:span text:style-name="T198"> </text:span><text:span text:style-name="Strong_20_Emphasis"><text:span text:style-name="T113"><text:user-field-get text:name="Releaseyear">2023</text:user-field-get></text:span></text:span><text:span text:style-name="T200"><text:s/>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T198"> </text:span><text:span text:style-name="T207"><text:user-field-get text:name="Edition">Desktop</text:user-field-get></text:span><text:span text:style-name="T198"><text:s/></text:span><text:span text:style-name="T199">(</text:span><text:span text:style-name="T197">codenamed</text:span><text:span text:style-name="T199"> </text:span><text:span text:style-name="T203">bookworm</text:span><text:span text:style-name="T199">) </text:span><text:span text:style-name="T197">will be </text:span><text:span text:style-name="T202">supported</text:span><text:span text:style-name="T197"> for five years until </text:span><text:span text:style-name="T204">June</text:span><text:span text:style-name="T198"> </text:span><text:span text:style-name="T196">202</text:span><text:span text:style-name="T204">8</text:span><text:span text:style-name="T201">.</text:span></text:p></text:note-body></text:note></text:span><text:span text:style-name="T212"> </text:span><text:span text:style-name="T212"><text:user-field-get text:name="Edition">Desktop</text:user-field-get></text:span><text:span text:style-name="T216">.</text:span></text:p>
      <text:p text:style-name="P53"><text:span text:style-name="Strong_20_Emphasis"><text:span text:style-name="T106"/></text:span></text:p>
      <text:p text:style-name="P53"><text:span text:style-name="Strong_20_Emphasis"><text:span text:style-name="T268">This is a fillable PDF, no printing required.</text:span></text:span></text:p>
      <text:p text:style-name="P57"><text:span text:style-name="Strong_20_Emphasis"><text:span text:style-name="T164"/></text:span></text:p>
      <text:p text:style-name="P55"><text:span text:style-name="T20">Fill in the </text:span><text:span text:style-name="Strong_20_Emphasis"><text:span text:style-name="T269"><text:s/></text:span></text:span><text:span text:style-name="Strong_20_Emphasis"><text:span text:style-name="T270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60"><text:span text:style-name="Definition"><text:span text:style-name="T283">user</text:span></text:span><text:span text:style-name="T226"><text:tab/><text:tab/></text:span><text:span text:style-name="T225"> <text:tab/><text:tab/><text:tab/> </text:span><text:span text:style-name="T227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34">ull </text:span><text:span text:style-name="T220">na</text:span><text:span text:style-name="T221">me,</text:span><text:span text:style-name="T220"> </text:span><text:span text:style-name="T221">e.g.</text:span><text:span text:style-name="T220"> </text:span><text:span text:style-name="T222">J</text:span><text:span text:style-name="T237">oh</text:span><text:span text:style-name="T222">n </text:span><text:span text:style-name="T224">Doe</text:span><text:span text:style-name="T236">]</text:span></text:p>
      <text:p text:style-name="P100"><text:span text:style-name="Definition"><text:span text:style-name="T219">USER</text:span></text:span><text:span text:style-name="Definition"><text:span text:style-name="T282">na</text:span></text:span><text:span text:style-name="Definition"><text:span text:style-name="T284">me</text:span></text:span><text:span text:style-name="T218"><text:tab/><text:tab/><text:tab/> </text:span><text:span text:style-name="T218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1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3">j</text:span><text:span text:style-name="T175">oh</text:span><text:span text:style-name="T173">n</text:span><text:span text:style-name="T174">]</text:span></text:p>
      <text:p text:style-name="P60"><text:span text:style-name="Definition"><text:span text:style-name="T282">COMPUTERNA</text:span></text:span><text:span text:style-name="Definition"><text:span text:style-name="T284">me</text:span></text:span><text:span text:style-name="T238"><text:tab/> </text:span><text:span text:style-name="T282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82"><text:s text:c="2"/></text:span><text:span text:style-name="T241">[</text:span><text:span text:style-name="T245">N</text:span><text:span text:style-name="T239">a</text:span><text:span text:style-name="T242">me of the</text:span><text:span text:style-name="T239"> compute</text:span><text:span text:style-name="T240">r, </text:span><text:span text:style-name="T242">e.g.</text:span><text:span text:style-name="T243"> </text:span><text:span text:style-name="T244">pc02</text:span><text:span text:style-name="T241">]</text:span></text:p>
      <text:p text:style-name="P60"><text:span text:style-name="Definition"><text:span text:style-name="T247">USER</text:span></text:span><text:span text:style-name="T246"><text:tab/><text:tab/></text:span><text:span text:style-name="T225"> <text:tab/><text:tab/><text:tab/> </text:span><text:span text:style-name="T227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27"><text:s text:c="2"/></text:span><text:span text:style-name="T228">[</text:span><text:span text:style-name="T233">F</text:span><text:span text:style-name="T229">ull </text:span><text:span text:style-name="T230">na</text:span><text:span text:style-name="T231">me</text:span><text:span text:style-name="T230"> possibly </text:span><text:span text:style-name="T235">2</text:span><text:span text:style-name="T260">nd</text:span><text:span text:style-name="T235"> </text:span><text:span text:style-name="T232">user</text:span><text:span text:style-name="T223">]</text:span></text:p>
      <text:p text:style-name="P100"><text:span text:style-name="Definition"><text:span text:style-name="T247">USERN</text:span></text:span><text:span text:style-name="Definition"><text:span text:style-name="T248">a</text:span></text:span><text:span text:style-name="Definition"><text:span text:style-name="T249">me</text:span></text:span><text:span text:style-name="Definition"><text:span text:style-name="T254"><text:tab/><text:tab/><text:tab/> </text:span></text:span><text:span text:style-name="T254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54"><text:s text:c="2"/></text:span><text:span text:style-name="T251">[</text:span><text:span text:style-name="T253">U</text:span><text:span text:style-name="T252">ser</text:span><text:span text:style-name="T250"> </text:span><text:span text:style-name="T256">na</text:span><text:span text:style-name="T257">me</text:span><text:span text:style-name="T256"> possibly </text:span><text:span text:style-name="T259">2</text:span><text:span text:style-name="T261">nd</text:span><text:span text:style-name="T259"> </text:span><text:span text:style-name="T258">user</text:span><text:span text:style-name="T255">]</text:span></text:p>
      <text:p text:style-name="P60"><text:span text:style-name="T176">Replace the </text:span><text:span text:style-name="T188">underlined</text:span><text:span text:style-name="T176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6">.</text:span></text:p>
      <text:p text:style-name="P7"/>
      <text:p text:style-name="P7"/>
      <text:p text:style-name="P59"><text:span text:style-name="T184">Not yet on Linux?</text:span><text:span text:style-name="T177"><text:tab/></text:span><text:span text:style-name="T182"><text:tab/></text:span><text:span text:style-name="T183">Use</text:span><text:span text:style-name="T178"> </text:span><text:span text:style-name="Strong_20_Emphasis"><text:span text:style-name="T186">Checklist </text:span></text:span><text:span text:style-name="Strong_20_Emphasis"><text:span text:style-name="T187">transfer</text:span></text:span><text:span text:style-name="T178"> o</text:span><text:span text:style-name="T181">n</text:span><text:span text:style-name="T17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9"> </text:span><text:span text:style-name="T181">u</text:span><text:span text:style-name="T179">nder </text:span><text:span text:style-name="T185">Linux</text:span><text:span text:style-name="T180">.</text:span></text:p>
      <text:p text:style-name="P54"><text:span text:style-name="T274">New installation?</text:span><text:span text:style-name="T276"><text:tab/></text:span><text:span text:style-name="T277"></text:span><text:span text:style-name="T278"><text:tab/>Start at chapter </text:span><text:span text:style-name="T275"><text:bookmark-ref text:reference-format="page" text:ref-name="__RefNumPara__4009_12717081281">2</text:bookmark-ref></text:span><text:span text:style-name="T275"><text:s text:c="2"/></text:span><text:span text:style-name="T275"><text:bookmark-ref text:reference-format="text" text:ref-name="__RefNumPara__4009_12717081281">Perform installation</text:bookmark-ref></text:span><text:span text:style-name="T279">.</text:span></text:p>
      <text:p text:style-name="P56"/>
      <text:p text:style-name="P58"><text:span text:style-name="Strong_20_Emphasis"><text:span text:style-name="T33"/></text:span></text:p>
      <text:list xml:id="list130960107" text:style-name="L1">
        <text:list-item>
          <text:p text:style-name="P104"><text:bookmark-start text:name="__RefNumPara__4083_1271708128"/>Prepar<text:span text:style-name="T290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7">Login any additional </text:span></text:span><text:span text:style-name="Definition"><text:span text:style-name="T264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8">Super</text:span> key is the Windows key, Command key (Apple), or Magnifier key<text:span text:style-name="T193"> </text:span><text:span text:style-name="T194">(Chromebook)</text:span><text:span text:style-name="T193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92422073984276" text:continue-numbering="true" text:style-name="L1">
        <text:list-item>
          <text:p text:style-name="P103"><text:bookmark-start text:name="__RefNumPara__4009_12717081281"/><text:span text:style-name="Strong_20_Emphasis"><text:span text:style-name="T189">Perform installation</text:span></text:span><text:bookmark-end text:name="__RefNumPara__4009_12717081281"/></text:p>
        </text:list-item>
      </text:list>
      <text:p text:style-name="P77"><text:span text:style-name="Strong_20_Emphasis"><text:span text:style-name="T18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90">Boot the computer from</text:span><text:span text:style-name="T192"><text:note text:id="ftn5" text:note-class="footnote"><text:note-citation>1</text:note-citation><text:note-body><text:p text:style-name="P99"><text:span text:style-name="T121">Boot menu/Setup via one of the </text:span><text:span text:style-name="T122">f</text:span><text:span text:style-name="T121">requently used keys:</text:span> <text:span text:style-name="T289">Esc</text:span><text:span text:style-name="T282">, </text:span><text:span text:style-name="T289">Delete</text:span><text:span text:style-name="T282">, </text:span><text:span text:style-name="T289">F1</text:span><text:span text:style-name="T282">, </text:span><text:span text:style-name="T289">F2</text:span><text:span text:style-name="T282">, </text:span><text:span text:style-name="T289">F9</text:span><text:span text:style-name="T282">, </text:span><text:span text:style-name="T289">F10</text:span><text:span text:style-name="T282">, </text:span><text:span text:style-name="T289">F11</text:span><text:span text:style-name="T282">, </text:span><text:span text:style-name="T286">or </text:span><text:span text:style-name="T289">F12</text:span><text:span text:style-name="T282">.</text:span></text:p></text:note-body></text:note></text:span><text:span text:style-name="T190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T171">LTS</text:span><text:span text:style-name="Strong_20_Emphasis"><text:span text:style-name="T167">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1">Live</text:span><text:span text:style-name="T103"><text:note text:id="ftn6" text:note-class="footnote"><text:note-citation>2</text:note-citation><text:note-body><text:p text:style-name="P8"><text:span text:style-name="T262">From a Live USB stick you can boot and work with </text:span><text:span text:style-name="Strong_20_Emphasis"><text:span text:style-name="T195"><text:user-field-get text:name="Distro">Debian</text:user-field-get></text:span></text:span><text:span text:style-name="Strong_20_Emphasis"><text:span text:style-name="T195"><text:s/></text:span></text:span><text:span text:style-name="T262">without modifying any files on the hard drive and also allows installation of </text:span><text:span text:style-name="Strong_20_Emphasis"><text:span text:style-name="T195"><text:user-field-get text:name="Distro">Debian</text:user-field-get></text:span></text:span><text:span text:style-name="Strong_20_Emphasis"><text:span text:style-name="T195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5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6">karelzimmer.nl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7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91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4">At</text:span> <text:span text:style-name="T291">Regio</text:span><text:span text:style-name="T293">n</text:span> <text:span text:style-name="T294">choose</text:span> <text:span text:style-name="T291">Europ</text:span><text:span text:style-name="T292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92422405113409" text:continue-numbering="true" text:style-name="L1">
        <text:list-item>
          <text:p text:style-name="P106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8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92423435957774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67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9">Login any additional </text:span></text:span><text:span text:style-name="Definition"><text:span text:style-name="T263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5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8"><text:span text:style-name="T214">The </text:span><text:span text:style-name="T217">Super</text:span><text:span text:style-name="T214"> key is the Windows key, Command key (Apple), or Magnifier key </text:span><text:span text:style-name="T215">(Chromebook)</text:span><text:span text:style-name="T214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71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1"/>
      <text:p text:style-name="P61"><text:span text:style-name="Emphasis"><text:span text:style-name="T272">Written</text:span></text:span><text:span text:style-name="Emphasis"><text:span text:style-name="T271"> </text:span></text:span><text:span text:style-name="Emphasis"><text:span text:style-name="T272">by</text:span></text:span><text:span text:style-name="Emphasis"><text:span text:style-name="T27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73">.</text:span></text:span></text:p>
      <text:p text:style-name="P107"><text:span text:style-name="Emphasis"><text:span text:style-name="T280">C</text:span></text:span><text:span text:style-name="Emphasis"><text:span text:style-name="T281">C0</text:span></text:span><text:span text:style-name="Emphasis"><text:span text:style-name="T273"> 1.0 </text:span></text:span><text:span text:style-name="Emphasis"><text:span text:style-name="T296">Universal</text:span></text:span><text:span text:style-name="Emphasis"><text:span text:style-name="T295"> </text:span></text:span><text:span text:style-name="Emphasis"><text:span text:style-name="T29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16T09:24:21.602602642">16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4:21.471359945</dc:date>
    <meta:keyword>Installatie</meta:keyword>
    <meta:keyword>Checklist</meta:keyword>
    <meta:keyword>Linux</meta:keyword>
    <meta:editing-cycles>6959</meta:editing-cycles>
    <meta:editing-duration>P12DT8H39M2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7" meta:word-count="689" meta:character-count="4247" meta:non-whitespace-character-count="3603"/>
    <meta:user-defined meta:name="Info 1"/>
    <meta:user-defined meta:name="Info 2"/>
    <meta:user-defined meta:name="Info 3"/>
    <meta:user-defined meta:name="Info 4"/>
  </office:meta>
</office:document-meta>
</file>